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̄</mo>
      </mover>
      <mrow>
        <mi/>
        <mo stretchy="false">=</mo>
        <mi/>
      </mrow>
      <mi>H</mi>
      <mrow>
        <mo stretchy="false">(</mo>
        <mrow>
          <mstyle mathvariant="bold">
            <mrow>
              <mi>q</mi>
            </mrow>
          </mstyle>
          <mrow>
            <mo stretchy="false">(</mo>
            <mrow>
              <mover accent="true">
                <mrow>
                  <mstyle mathvariant="bold">
                    <mrow>
                      <mi>q</mi>
                    </mrow>
                  </mstyle>
                </mrow>
                <mo stretchy="false">̄</mo>
              </mover>
              <mi>,</mi>
              <mover accent="true">
                <mrow>
                  <mstyle mathvariant="bold">
                    <mrow>
                      <mi>p</mi>
                    </mrow>
                  </mstyle>
                </mrow>
                <mo stretchy="false">̄</mo>
              </mover>
              <mi>,</mi>
              <mi>t</mi>
            </mrow>
            <mo stretchy="false">)</mo>
          </mrow>
          <mi>,</mi>
          <mstyle mathvariant="bold">
            <mrow>
              <mi>p</mi>
            </mrow>
          </mstyle>
          <mrow>
            <mo stretchy="false">(</mo>
            <mrow>
              <mover accent="true">
                <mrow>
                  <mstyle mathvariant="bold">
                    <mrow>
                      <mi>q</mi>
                    </mrow>
                  </mstyle>
                </mrow>
                <mo stretchy="false">̄</mo>
              </mover>
              <mi>,</mi>
              <mover accent="true">
                <mrow>
                  <mstyle mathvariant="bold">
                    <mrow>
                      <mi>p</mi>
                    </mrow>
                  </mstyle>
                </mrow>
                <mo stretchy="false">̄</mo>
              </mover>
              <mi>,</mi>
              <mi>t</mi>
            </mrow>
            <mo stretchy="false">)</mo>
          </mrow>
          <mi>,</mi>
          <mi>t</mi>
        </mrow>
        <mo stretchy="false">)</mo>
      </mrow>
    </mrow>
    <annotation encoding="StarMath 5.0">bar H `=` H ( bold q ( bar {bold q} , bar {bold p} , t ) ,  bold p ( bar {bold q} , bar {bold p} , t )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25:49.130000000</meta:creation-date>
    <meta:generator>LibreOffice/4.1.4.2$Windows_x86 LibreOffice_project/0a0440ccc0227ad9829de5f46be37cfb6edcf72</meta:generator>
  </office:meta>
</office:document-meta>
</file>